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74b"/>
    </style:style>
    <style:style style:name="P2" style:family="paragraph" style:parent-style-name="Standard">
      <style:text-properties officeooo:rsid="001b0659" officeooo:paragraph-rsid="001b0659"/>
    </style:style>
    <style:style style:name="P3" style:family="paragraph" style:parent-style-name="Standard">
      <style:text-properties officeooo:rsid="001bfae1" officeooo:paragraph-rsid="001bfae1"/>
    </style:style>
    <style:style style:name="P4" style:family="paragraph" style:parent-style-name="Standard">
      <style:text-properties fo:font-style="normal" officeooo:rsid="001b0659" style:font-style-asian="normal" style:font-style-complex="normal"/>
    </style:style>
    <style:style style:name="P5" style:family="paragraph" style:parent-style-name="Standard">
      <style:text-properties fo:font-style="normal" officeooo:rsid="001b0659" officeooo:paragraph-rsid="001bfae1" style:font-style-asian="normal" style:font-style-complex="normal"/>
    </style:style>
    <style:style style:name="P6" style:family="paragraph" style:parent-style-name="Standard">
      <style:text-properties fo:font-style="normal" officeooo:rsid="001bfae1" officeooo:paragraph-rsid="001bfae1" style:font-style-asian="normal" style:font-style-complex="normal"/>
    </style:style>
    <style:style style:name="P7" style:family="paragraph" style:parent-style-name="Standard">
      <style:text-properties fo:font-style="normal" officeooo:rsid="001c322e" officeooo:paragraph-rsid="001bfae1" style:font-style-asian="normal" style:font-style-complex="normal"/>
    </style:style>
    <style:style style:name="P8" style:family="paragraph" style:parent-style-name="Standard">
      <style:text-properties fo:font-style="normal" officeooo:rsid="001c8f88" officeooo:paragraph-rsid="001c8f88" style:font-style-asian="normal" style:font-style-complex="normal"/>
    </style:style>
    <style:style style:name="P9" style:family="paragraph" style:parent-style-name="Standard">
      <style:text-properties fo:font-style="normal" officeooo:rsid="001da940" officeooo:paragraph-rsid="001da940" style:font-style-asian="normal" style:font-style-complex="normal"/>
    </style:style>
    <style:style style:name="P10" style:family="paragraph" style:parent-style-name="Standard">
      <style:text-properties fo:font-style="normal" officeooo:rsid="001dea0a" officeooo:paragraph-rsid="001dea0a" style:font-style-asian="normal" style:font-style-complex="normal"/>
    </style:style>
    <style:style style:name="P11" style:family="paragraph" style:parent-style-name="Standard">
      <style:text-properties fo:font-style="normal" officeooo:rsid="001f2d1a" officeooo:paragraph-rsid="001f2d1a" style:font-style-asian="normal" style:font-style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01f2d1a" officeooo:paragraph-rsid="001f2d1a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b0659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be4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9 </text:span><text:span text:style-name="T4">Adalab starter kid</text:span> (copiar contenido -.git node modules tb )</text:p>
      <text:p text:style-name="P1">-ir a la carpeta <text:span text:style-name="T1">proyecto</text:span></text:p>
      <text:p text:style-name="P1">-pegar dentro de la carpeta <text:span text:style-name="T1">proyecto </text:span></text:p>
      <text:p text:style-name="P1"><text:span text:style-name="T1">-</text:span><text:span text:style-name="T3"> npm install (terminal de code)</text:span></text:p>
      <text:p text:style-name="P4">_src en code ahi va todo index.html</text:p>
      <text:p text:style-name="P2"><text:span text:style-name="T3">a</text:span><text:span text:style-name="T2">ssets ahi va el css</text:span></text:p>
      <text:p text:style-name="P4"/>
      <text:p text:style-name="P5"/>
      <text:p text:style-name="P6">GULP NO AÑADIR NADA</text:p>
      <text:p text:style-name="P3"><text:span text:style-name="T3">p</text:span><text:span text:style-name="T2">oner la ruta del CSS como si estuviera en la de public </text:span></text:p>
      <text:p text:style-name="P7">dentro de assets va a estar mi main </text:p>
      <text:p text:style-name="P7"/>
      <text:p text:style-name="P8">GULP DOCS para que salga una web (antes de hacer PUSH)</text:p>
      <text:p text:style-name="P8"/>
      <text:p text:style-name="P8">para hacer GULP o GULP DOCS da igual donde estes en la terminal, solo lo pones e</text:p>
      <text:p text:style-name="P8"/>
      <text:p text:style-name="P9">body margin:o</text:p>
      <text:p text:style-name="P9">weight:400</text:p>
      <text:p text:style-name="P9">font family</text:p>
      <text:p text:style-name="P9">background color</text:p>
      <text:p text:style-name="P9">color</text:p>
      <text:p text:style-name="P9"/>
      <text:p text:style-name="P10">PASOS PROYECTO <text:s/>Ctrl + H archivos ocultos</text:p>
      <text:p text:style-name="P10">1-clono repo (git clone)</text:p>
      <text:p text:style-name="P10">2-Me meto dentro de la nueva carpeta cd e-s1-….</text:p>
      <text:p text:style-name="P10">3-Abro con CODE</text:p>
      <text:p text:style-name="P10">4-Copio Adalab Starter Kid sin el .git ni node modules</text:p>
      <text:p text:style-name="P10">5-nmp install</text:p>
      <text:p text:style-name="P10">6-gulp</text:p>
      <text:p text:style-name="P10">7-engancho CSS y veo que este enganchado</text:p>
      <text:p text:style-name="P10">8-Gulp Docs</text:p>
      <text:p text:style-name="P10">9-commit y publicar github pages</text:p>
      <text:p text:style-name="P11">10-HTML head!!! title!! meta dispositivos viewport!!!</text:p>
      <text:p text:style-name="P12"/>
      <text:p text:style-name="P10">*borrar contenido del READ ME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8:52:57.446098176</meta:creation-date>
    <dc:date>2018-11-14T19:26:37.107831180</dc:date>
    <meta:editing-duration>PT17H37M16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28" meta:word-count="161" meta:character-count="878" meta:non-whitespace-character-count="741"/>
  </office:meta>
</office:document-meta>
</file>